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Gothic" svg:font-family="Gothic" style:font-pitch="variable"/>
    <style:font-face style:name="Lucidasans" svg:font-family="Lucidasans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53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62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6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78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89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9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1cm" fo:min-width="2.474cm"/>
    </style:style>
    <style:style style:name="gr9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4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65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15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2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378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fo:margin-left="0cm" fo:margin-right="0cm" fo:text-indent="0cm"/>
      <style:text-properties fo:font-size="9pt"/>
    </style:style>
    <style:style style:name="P3" style:family="paragraph">
      <style:paragraph-properties fo:text-align="center"/>
      <style:text-properties fo:font-size="9pt"/>
    </style:style>
    <style:style style:name="P4" style:family="paragraph">
      <loext:graphic-properties draw:fill="none" draw:fill-color="#ffffff"/>
      <style:text-properties fo:font-size="9pt"/>
    </style:style>
    <style:style style:name="P5" style:family="paragraph">
      <loext:graphic-properties draw:fill="none" draw:fill-color="#ffffff"/>
      <style:paragraph-properties fo:margin-left="0cm" fo:margin-right="0cm" fo:text-indent="0cm"/>
      <style:text-properties fo:color="#0000ff" fo:font-size="9pt"/>
    </style:style>
    <style:style style:name="P6" style:family="paragraph">
      <loext:graphic-properties draw:fill="none" draw:fill-color="#ffffff"/>
      <style:text-properties fo:color="#0000ff" fo:font-size="9pt"/>
    </style:style>
    <style:style style:name="P7" style:family="paragraph">
      <style:paragraph-properties fo:text-align="center"/>
      <style:text-properties fo:color="#0000ff" fo:font-size="9pt"/>
    </style:style>
    <style:style style:name="T1" style:family="text">
      <style:text-properties fo:font-size="9pt"/>
    </style:style>
    <style:style style:name="T2" style:family="text">
      <style:text-properties fo:color="#0000ff" fo:font-size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2" xml:id="id1" draw:id="id1" draw:layer="layout" svg:width="0.531cm" svg:height="0.446cm" svg:x="9.223cm" svg:y="0.088cm">
            <draw:text-box>
              <text:p text:style-name="P1"><text:span text:style-name="T1">c</text:span><text:span text:style-name="T1">e</text:span><text:span text:style-name="T1">0</text:span><text:span text:style-name="T1">l</text:span></text:p>
            </draw:text-box>
          </draw:frame>
          <draw:frame draw:style-name="gr2" draw:text-style-name="P2" xml:id="id2" draw:id="id2" draw:layer="layout" svg:width="0.62cm" svg:height="0.446cm" svg:x="6.423cm" svg:y="1.675cm">
            <draw:text-box>
              <text:p text:style-name="P1"><text:span text:style-name="T1">e</text:span><text:span text:style-name="T1">t</text:span><text:span text:style-name="T1">a</text:span><text:span text:style-name="T1">t</text:span><text:span text:style-name="T1">0</text:span></text:p>
            </draw:text-box>
          </draw:frame>
          <draw:connector draw:style-name="gr3" draw:text-style-name="P3" draw:layer="layout" draw:type="line" svg:x1="9.488cm" svg:y1="0.534cm" svg:x2="6.733cm" svg:y2="1.675cm" draw:start-shape="id1" draw:start-glue-point="2" draw:end-shape="id2" draw:end-glue-point="0" svg:d="M9488 534l-2755 1141" svg:viewBox="0 0 2756 1142">
            <text:p/>
          </draw:connector>
          <draw:frame draw:style-name="gr4" draw:text-style-name="P2" xml:id="id3" draw:id="id3" draw:layer="layout" svg:width="0.603cm" svg:height="0.446cm" svg:x="12.223cm" svg:y="1.777cm">
            <draw:text-box>
              <text:p text:style-name="P1"><text:span text:style-name="T1">limit</text:span></text:p>
            </draw:text-box>
          </draw:frame>
          <draw:connector draw:style-name="gr3" draw:text-style-name="P3" draw:layer="layout" draw:type="line" svg:x1="9.488cm" svg:y1="0.534cm" svg:x2="12.524cm" svg:y2="1.777cm" draw:start-shape="id1" draw:start-glue-point="2" draw:end-shape="id3" draw:end-glue-point="0" svg:d="M9488 534l3036 1243" svg:viewBox="0 0 3037 1244">
            <text:p/>
          </draw:connector>
          <draw:frame draw:style-name="gr5" draw:text-style-name="P4" xml:id="id8" draw:id="id8" draw:layer="layout" svg:width="1.784cm" svg:height="0.446cm" svg:x="2.705cm" svg:y="3.384cm">
            <draw:text-box>
              <text:p text:style-name="P1"><text:span text:style-name="T1">start_init_dyn</text:span></text:p>
            </draw:text-box>
          </draw:frame>
          <draw:frame draw:style-name="gr6" draw:text-style-name="P4" xml:id="id11" draw:id="id11" draw:layer="layout" svg:width="1.894cm" svg:height="0.446cm" svg:x="0.129cm" svg:y="3.077cm">
            <draw:text-box>
              <text:p text:style-name="P1"><text:span text:style-name="T1">start_init_orog</text:span></text:p>
            </draw:text-box>
          </draw:frame>
          <draw:frame draw:style-name="gr7" draw:text-style-name="P4" xml:id="id5" draw:id="id5" draw:layer="layout" svg:width="1.907cm" svg:height="0.446cm" svg:x="6.923cm" svg:y="3.723cm">
            <draw:text-box>
              <text:p text:style-name="P1"><text:span text:style-name="T1">start_init_phys</text:span></text:p>
            </draw:text-box>
          </draw:frame>
          <draw:connector draw:style-name="gr3" draw:text-style-name="P3" draw:layer="layout" draw:type="line" svg:x1="6.733cm" svg:y1="2.121cm" svg:x2="7.876cm" svg:y2="3.723cm" draw:start-shape="id4" draw:start-glue-point="2" draw:end-shape="id5" draw:end-glue-point="0" svg:d="M6733 2121l1143 1602" svg:viewBox="0 0 1144 1603">
            <text:p/>
          </draw:connector>
          <draw:frame draw:style-name="gr8" draw:text-style-name="P5" xml:id="id6" draw:id="id6" draw:layer="layout" svg:width="2.474cm" svg:height="1.781cm" svg:x="11.323cm" svg:y="3.877cm">
            <draw:text-box>
              <text:p text:style-name="P1"><text:span text:style-name="T2">Albedo.nc</text:span></text:p>
              <text:p text:style-name="P1"><text:span text:style-name="T2">amipbc_sic_1x1.nc</text:span></text:p>
              <text:p text:style-name="P1"><text:span text:style-name="T2">amipbc_sst_1x1.nc</text:span></text:p>
              <text:p text:style-name="P1"><text:span text:style-name="T2">Rugos.nc</text:span></text:p>
            </draw:text-box>
          </draw:frame>
          <draw:connector draw:style-name="gr9" draw:text-style-name="P3" draw:layer="layout" draw:type="curve" svg:x1="12.56cm" svg:y1="3.877cm" svg:x2="12.524cm" svg:y2="2.223cm" draw:start-shape="id6" draw:start-glue-point="0" draw:end-shape="id3" draw:end-glue-point="2" svg:d="M12560 3877c0-1240-36-414-36-1654" svg:viewBox="0 0 37 1655">
            <text:p/>
          </draw:connector>
          <draw:frame draw:style-name="gr10" draw:text-style-name="P6" xml:id="id7" draw:id="id7" draw:layer="layout" svg:width="1.475cm" svg:height="0.446cm" svg:x="3.848cm" svg:y="4.777cm">
            <draw:text-box>
              <text:p text:style-name="P1"><text:span text:style-name="T2">ECDYN.nc</text:span></text:p>
            </draw:text-box>
          </draw:frame>
          <draw:connector draw:style-name="gr9" draw:text-style-name="P7" draw:layer="layout" draw:type="curve" svg:x1="3.848cm" svg:y1="5cm" svg:x2="3.597cm" svg:y2="3.83cm" draw:start-shape="id7" draw:start-glue-point="3" draw:end-shape="id8" draw:end-glue-point="2" svg:d="M3848 5000c-168 0-251-390-251-1170" svg:viewBox="0 0 252 1171">
            <text:p/>
          </draw:connector>
          <draw:frame draw:style-name="gr11" draw:text-style-name="P6" xml:id="id9" draw:id="id9" draw:layer="layout" svg:width="1.657cm" svg:height="0.446cm" svg:x="3.623cm" svg:y="1.677cm">
            <draw:text-box>
              <text:p text:style-name="P1"><text:span text:style-name="T2">landiceref.nc</text:span></text:p>
            </draw:text-box>
          </draw:frame>
          <draw:connector draw:style-name="gr9" draw:text-style-name="P7" draw:layer="layout" draw:type="curve" svg:x1="5.28cm" svg:y1="1.9cm" svg:x2="6.423cm" svg:y2="1.898cm" draw:start-shape="id9" draw:start-glue-point="1" draw:end-shape="id2" draw:end-glue-point="3" svg:d="M5280 1900c861 0 290-2 1143-2" svg:viewBox="0 0 1144 3">
            <text:p/>
          </draw:connector>
          <draw:frame draw:style-name="gr12" draw:text-style-name="P6" xml:id="id10" draw:id="id10" draw:layer="layout" svg:width="1.158cm" svg:height="0.446cm" svg:x="0.495cm" svg:y="4.631cm">
            <draw:text-box>
              <text:p text:style-name="P1"><text:span text:style-name="T2">Relief.nc</text:span></text:p>
            </draw:text-box>
          </draw:frame>
          <draw:connector draw:style-name="gr9" draw:text-style-name="P7" draw:layer="layout" draw:type="curve" svg:x1="1.074cm" svg:y1="4.631cm" svg:x2="1.076cm" svg:y2="3.523cm" draw:start-shape="id10" draw:start-glue-point="0" draw:end-shape="id11" svg:d="M1074 4631c0-831 2-277 2-1108" svg:viewBox="0 0 3 1109">
            <text:p/>
          </draw:connector>
          <draw:frame draw:style-name="gr5" draw:text-style-name="P4" xml:id="id12" draw:id="id12" draw:layer="layout" svg:width="1.784cm" svg:height="0.446cm" svg:x="4.823cm" svg:y="3.377cm">
            <draw:text-box>
              <text:p text:style-name="P1"><text:span text:style-name="T1">start_inter_3d</text:span></text:p>
            </draw:text-box>
          </draw:frame>
          <draw:connector draw:style-name="gr3" draw:text-style-name="P3" draw:layer="layout" draw:type="line" svg:x1="6.733cm" svg:y1="2.121cm" svg:x2="5.715cm" svg:y2="3.377cm" draw:end-shape="id12" draw:end-glue-point="0" svg:d="M6733 2121l-1018 1256" svg:viewBox="0 0 1019 1257">
            <text:p/>
          </draw:connector>
          <draw:frame draw:style-name="gr13" draw:text-style-name="P4" xml:id="id13" draw:id="id13" draw:layer="layout" svg:width="1.581cm" svg:height="0.446cm" svg:x="9.025cm" svg:y="3.286cm">
            <draw:text-box>
              <text:p text:style-name="P1"><text:span text:style-name="T1">infotrac_init</text:span></text:p>
            </draw:text-box>
          </draw:frame>
          <draw:connector draw:style-name="gr3" draw:text-style-name="P3" draw:layer="layout" draw:type="line" svg:x1="6.733cm" svg:y1="2.121cm" svg:x2="9.815cm" svg:y2="3.286cm" draw:start-shape="id2" draw:start-glue-point="2" draw:end-shape="id13" draw:end-glue-point="0" svg:d="M6733 2121l3082 1165" svg:viewBox="0 0 3083 1166">
            <text:p/>
          </draw:connector>
          <draw:frame draw:style-name="gr14" draw:text-style-name="P5" xml:id="id14" draw:id="id14" draw:layer="layout" svg:width="1.378cm" svg:height="0.446cm" svg:x="9.126cm" svg:y="4.904cm">
            <draw:text-box>
              <text:p text:style-name="P1"><text:span text:style-name="T2">traceur.def</text:span></text:p>
            </draw:text-box>
          </draw:frame>
          <draw:connector draw:style-name="gr9" draw:text-style-name="P3" draw:layer="layout" draw:type="curve" svg:x1="9.815cm" svg:y1="4.904cm" svg:x2="9.815cm" svg:y2="3.732cm" draw:start-shape="id14" draw:start-glue-point="0" draw:end-shape="id13" svg:d="M9815 4904v-1172" svg:viewBox="0 0 1 1173">
            <text:p/>
          </draw:connector>
          <draw:connector draw:style-name="gr3" draw:text-style-name="P3" draw:layer="layout" draw:type="line" svg:x1="6.733cm" svg:y1="2.121cm" svg:x2="3.597cm" svg:y2="3.384cm" draw:end-shape="id8" draw:end-glue-point="0" svg:d="M6733 2121l-3136 1263" svg:viewBox="0 0 3137 1264">
            <text:p/>
          </draw:connector>
          <draw:connector draw:style-name="gr3" draw:text-style-name="P3" xml:id="id4" draw:id="id4" draw:layer="layout" draw:type="line" svg:x1="6.733cm" svg:y1="2.121cm" svg:x2="1.076cm" svg:y2="3.077cm" draw:end-shape="id11" draw:end-glue-point="0" svg:d="M6733 2121l-5657 956" svg:viewBox="0 0 5658 957">
            <text:p/>
          </draw:connector>
          <draw:connector draw:style-name="gr9" draw:text-style-name="P7" draw:layer="layout" draw:type="curve" svg:x1="5.323cm" svg:y1="5cm" svg:x2="5.715cm" svg:y2="3.823cm" draw:start-shape="id7" draw:start-glue-point="1" draw:end-shape="id12" draw:end-glue-point="2" svg:d="M5323 5000c262 0 392-392 392-1177" svg:viewBox="0 0 393 1178">
            <text:p/>
          </draw:connector>
          <draw:frame draw:style-name="gr10" draw:text-style-name="P6" xml:id="id15" draw:id="id15" draw:layer="layout" svg:width="1.475cm" svg:height="0.446cm" svg:x="7.148cm" svg:y="4.977cm">
            <draw:text-box>
              <text:p text:style-name="P1"><text:span text:style-name="T2">ECPHY.nc</text:span></text:p>
            </draw:text-box>
          </draw:frame>
          <draw:connector draw:style-name="gr9" draw:text-style-name="P7" draw:layer="layout" draw:type="curve" svg:x1="7.885cm" svg:y1="4.977cm" svg:x2="7.876cm" svg:y2="4.169cm" draw:start-shape="id15" draw:start-glue-point="0" draw:end-shape="id5" draw:end-glue-point="2" svg:d="M7885 4977c0-606-9-202-9-808" svg:viewBox="0 0 10 809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" style:font-pitch="variable"/>
    <style:font-face style:name="Gothic" svg:font-family="Gothic" style:font-pitch="variable"/>
    <style:font-face style:name="Lucidasans" svg:font-family="Lucidasans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fr" fo:country="FR" style:font-name-asian="Andale Sans UI" style:font-size-asian="24pt" style:language-asian="fr" style:country-asian="FR" style:font-name-complex="Lucidasans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4pt" fo:font-style="normal" fo:text-shadow="none" style:text-underline-style="none" fo:font-weight="normal" style:font-name-asian="Gothic" style:font-family-asian="Gothic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06-06-02T11:23:27</meta:creation-date>
    <dc:date>2020-04-14T22:05:39.708777067</dc:date>
    <dc:language>fr-FR</dc:language>
    <meta:editing-cycles>107</meta:editing-cycles>
    <meta:editing-duration>P1DT23H42M26S</meta:editing-duration>
    <dc:creator>Lionel Guez</dc:creator>
    <meta:document-statistic meta:object-count="29"/>
    <meta:user-defined meta:name="Info 1"/>
    <meta:user-defined meta:name="Info 2"/>
    <meta:user-defined meta:name="Info 3"/>
    <meta:user-defined meta:name="Info 4"/>
  </office:meta>
</office:document-meta>
</file>